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708in" table:align="left"/>
    </style:style>
    <style:style style:name="Table1.A" style:family="table-column">
      <style:table-column-properties style:column-width="2.1535in"/>
    </style:style>
    <style:style style:name="Table1.B" style:family="table-column">
      <style:table-column-properties style:column-width="2.1431in"/>
    </style:style>
    <style:style style:name="Table1.C" style:family="table-column">
      <style:table-column-properties style:column-width="2.1743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b0f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00b0f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ff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.111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.111in" style:contextual-spacing="false" fo:line-height="129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ff0000" loext:opacity="100%" style:text-line-through-style="none" style:text-line-through-type="none" style:font-name="Times New Roman" fo:font-size="26pt" fo:font-style="normal" style:text-underline-style="none" style:text-blinking="false" fo:background-color="transparent" loext:char-shading-value="0"/>
    </style:style>
    <style:style style:name="T3" style:family="text">
      <style:text-properties style:font-name="Times New Roman" fo:font-size="26pt" fo:font-style="normal" fo:font-weight="normal"/>
    </style:style>
    <style:style style:name="T4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5a3706f-7fff-9a48-59e8-f3c58868c9a8"/>Wiederholung Personalpronome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52496558592">
          <table:table-cell table:style-name="Table1.A1" office:value-type="string">
            <text:p text:style-name="P1">Nominativ</text:p>
          </table:table-cell>
          <table:table-cell table:style-name="Table1.A1" office:value-type="string">
            <text:p text:style-name="P1">Akkusativ</text:p>
          </table:table-cell>
          <table:table-cell table:style-name="Table1.A1" office:value-type="string">
            <text:p text:style-name="P1">Dativ</text:p>
          </table:table-cell>
        </table:table-row>
        <table:table-row table:style-name="TableLine94752496558592">
          <table:table-cell table:style-name="Table1.A1" office:value-type="string">
            <text:p text:style-name="P1">ich</text:p>
            <text:p text:style-name="P1">du</text:p>
            <text:p text:style-name="P1">er</text:p>
            <text:p text:style-name="P1">sie</text:p>
            <text:p text:style-name="P1">es</text:p>
            <text:p text:style-name="P1">wir</text:p>
            <text:p text:style-name="P1">ihr</text:p>
            <text:p text:style-name="P1">sie</text:p>
            <text:p text:style-name="P1">Sie </text:p>
          </table:table-cell>
          <table:table-cell table:style-name="Table1.A1" office:value-type="string">
            <text:p text:style-name="P1">mich</text:p>
            <text:p text:style-name="P1">dich</text:p>
            <text:p text:style-name="P1">ihn</text:p>
            <text:p text:style-name="P1">sie</text:p>
            <text:p text:style-name="P1">es</text:p>
            <text:p text:style-name="P1">uns</text:p>
            <text:p text:style-name="P1">euch</text:p>
            <text:p text:style-name="P1">sie</text:p>
            <text:p text:style-name="P1">Sie</text:p>
          </table:table-cell>
          <table:table-cell table:style-name="Table1.A1" office:value-type="string">
            <text:p text:style-name="P1">mir</text:p>
            <text:p text:style-name="P1">dir</text:p>
            <text:p text:style-name="P1">ihm</text:p>
            <text:p text:style-name="P1">ihr</text:p>
            <text:p text:style-name="P1">ihm</text:p>
            <text:p text:style-name="P1">uns</text:p>
            <text:p text:style-name="P1">euch</text:p>
            <text:p text:style-name="P1">ihnen</text:p>
            <text:p text:style-name="P1">Ihnen </text:p>
          </table:table-cell>
        </table:table-row>
      </table:table>
      <text:p text:style-name="P2"><text:line-break/></text:p>
      <text:p text:style-name="P3">Die Präpositionen mit Dativ</text:p>
      <text:p text:style-name="P3">M  der   -  dem</text:p>
      <text:p text:style-name="P3">F    die    - der</text:p>
      <text:p text:style-name="P3">N    das   -dem</text:p>
      <text:p text:style-name="P3">Pl    die    -den      </text:p>
      <text:p text:style-name="Text_20_body"/>
      <text:p text:style-name="P4"><text:soft-page-break/>1.mit - cu   der Kuli</text:p>
      <text:p text:style-name="P6">Elevul scrie cu pixul.  / un pix/  acest pix/ acel pix  / el.</text:p>
      <text:p text:style-name="P6">Der Schüler schreibt mit dem Kuli- einem Kuli – diesem Kuli  -  jenem Kuli-  ihm. </text:p>
      <text:p text:style-name="Text_20_body"/>
      <text:p text:style-name="P4">2.von – de la     </text:p>
      <text:p text:style-name="P6">e Arbeit,-en serviciu  der Bus,-se  autobuz     </text:p>
      <text:p text:style-name="P8"><text:span text:style-name="T1">Noi venim </text:span><text:span text:style-name="T2">de la </text:span><text:span text:style-name="T1">serviciu </text:span><text:span text:style-name="T2">cu </text:span><text:span text:style-name="T1">autobuzul.</text:span></text:p>
      <text:p text:style-name="P6">Wir kommen von der Arbeit mit dem Bus. </text:p>
      <text:p text:style-name="P2"><text:line-break/></text:p>
      <text:p text:style-name="P4">aus –din</text:p>
      <text:p text:style-name="P6">Eu vin din casa.</text:p>
      <text:p text:style-name="P6">Ich komme aus dem Haus.</text:p>
      <text:p text:style-name="Text_20_body"/>
      <text:p text:style-name="P6">Din ce oras este el? </text:p>
      <text:p text:style-name="P6">Aus  welcher  Stadt ist er? </text:p>
      <text:p text:style-name="Text_20_body"><text:soft-page-break/></text:p>
      <text:p text:style-name="P4">seit  - de  (temporal)</text:p>
      <text:p text:style-name="P6">De o saptamana eu invat germana.</text:p>
      <text:p text:style-name="P6">Seit einer Woche lerne ich Deutsch.</text:p>
      <text:p text:style-name="Text_20_body"/>
      <text:p text:style-name="P4">Gegenüber  vis-a-vis de </text:p>
      <text:p text:style-name="P6">Vis-a-vis de posta se afla biserica. </text:p>
      <text:p text:style-name="P6">Die Post,-en  posta    die Kirche,-n biserica</text:p>
      <text:p text:style-name="P6">Gegenüber der Post ist-liegt die Kirche. </text:p>
      <text:p text:style-name="Text_20_body"/>
      <text:p text:style-name="P4">nach-  spre, catre, la (+nume localitati, tari)</text:p>
      <text:p text:style-name="P5">          <text:span text:style-name="T3">dupa (temporal)</text:span></text:p>
      <text:p text:style-name="P2"><text:line-break/></text:p>
      <text:p text:style-name="P6">Dupa o ora suna desteptatorul.  </text:p>
      <text:p text:style-name="P6">Der Wecker,-    klingeln</text:p>
      <text:p text:style-name="P6">Nach einer Stunde klingelt der Wecker.</text:p>
      <text:p text:style-name="P6">Dupa curs citesc eu o carte.</text:p>
      <text:p text:style-name="P6"><text:soft-page-break/>Nach dem Kurs lese ich ein Buch.</text:p>
      <text:p text:style-name="P6">Ich lese ein Buch nach dem Kurs.</text:p>
      <text:p text:style-name="Text_20_body"/>
      <text:p text:style-name="P6">Eu calatoresc la sf. de saptamana la Brasov. </text:p>
      <text:p text:style-name="P6">Am Wochenende reise-fahre ich nach Kronstadt. </text:p>
      <text:p text:style-name="P2"><text:line-break/><text:line-break/><text:line-break/></text:p>
      <text:p text:style-name="P4">zu +vb de directie     la        </text:p>
      <text:p text:style-name="P6">Eu merg la bunica- bunicul</text:p>
      <text:p text:style-name="P6">Ich gehe zu der Oma –  zu dem Opa</text:p>
      <text:p text:style-name="P7">                 <text:span text:style-name="T3">zur                zum</text:span></text:p>
      <text:p text:style-name="P4">bei+  vb de stare   la      </text:p>
      <text:p text:style-name="P6">Eu sunt acum la bunica. –la bunicul </text:p>
      <text:p text:style-name="P6">Ich bin jetzt bei der Oma- dem Opa. </text:p>
      <text:p text:style-name="P7">  </text:p>
      <text:p text:style-name="P6">!!!!!!Abkürzungen !!!!!!  Prescurtari</text:p>
      <text:p text:style-name="P6"><text:soft-page-break/>Zu + der   zur       </text:p>
      <text:p text:style-name="P6">zu  +dem  zum </text:p>
      <text:p text:style-name="P6">Bei + dem  beim</text:p>
      <text:p text:style-name="P6">Von +dem   vom </text:p>
      <text:p text:style-name="Text_20_body"><text:span text:style-name="T4"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9:23:49.366268944</meta:creation-date>
    <dc:date>2021-11-22T19:24:38.705518131</dc:date>
    <meta:editing-duration>PT49S</meta:editing-duration>
    <meta:editing-cycles>1</meta:editing-cycles>
    <meta:document-statistic meta:table-count="1" meta:image-count="0" meta:object-count="0" meta:page-count="5" meta:paragraph-count="83" meta:word-count="278" meta:character-count="1572" meta:non-whitespace-character-count="1197"/>
    <meta:generator>LibreOffice/7.0.4.2$Linux_X86_64 LibreOffice_project/00$Build-2</meta:generator>
  </office:meta>
</office:document-meta>
</file>